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ic Sans MS" svg:font-family="'Comic Sans MS', 'Trebuchet MS', Verdana, 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f5c1" officeooo:paragraph-rsid="000ff5c1"/>
    </style:style>
    <style:style style:name="P2" style:family="paragraph" style:parent-style-name="Standard">
      <style:text-properties fo:font-size="14pt" officeooo:rsid="000ff5c1" officeooo:paragraph-rsid="000ff5c1" style:font-size-asian="14pt" style:font-size-complex="14pt"/>
    </style:style>
    <style:style style:name="P3" style:family="paragraph" style:parent-style-name="Standard">
      <style:text-properties fo:font-size="14pt" fo:font-weight="normal" officeooo:rsid="000ff5c1" officeooo:paragraph-rsid="000ff5c1" style:font-size-asian="12.25pt" style:font-weight-asian="normal" style:font-size-complex="14pt" style:font-weight-complex="normal"/>
    </style:style>
    <style:style style:name="P4" style:family="paragraph" style:parent-style-name="Standard">
      <style:text-properties fo:font-size="14pt" fo:font-weight="normal" officeooo:rsid="00118396" officeooo:paragraph-rsid="00118396" style:font-size-asian="12.25pt" style:font-weight-asian="normal" style:font-size-complex="14pt" style:font-weight-complex="normal"/>
    </style:style>
    <style:style style:name="P5" style:family="paragraph" style:parent-style-name="Standard">
      <style:text-properties fo:font-size="15pt" fo:font-weight="bold" officeooo:rsid="000ff5c1" officeooo:paragraph-rsid="000ff5c1" style:font-size-asian="15pt" style:font-weight-asian="bold" style:font-size-complex="15pt" style:font-weight-complex="bold"/>
    </style:style>
    <style:style style:name="P6" style:family="paragraph" style:parent-style-name="Standard">
      <style:text-properties fo:font-size="15pt" fo:font-weight="bold" officeooo:rsid="00118396" officeooo:paragraph-rsid="00118396" style:font-size-asian="15pt" style:font-weight-asian="bold" style:font-size-complex="1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Que signifie le fait de dire que java est multi-plateforme ?</text:p>
      <text:p text:style-name="P1"/>
      <text:p text:style-name="P2">Cela signifie qu'un programme écrit en java sera utilisable sur n'importe quel système (Linux, Windows, MacOS, ...) ayant installé le java.</text:p>
      <text:p text:style-name="P2"/>
      <text:p text:style-name="P5">2. Quel est le prérequis software pour qu’une plateforme exécute du code java ?</text:p>
      <text:p text:style-name="P2"/>
      <text:p text:style-name="P2">Le prérequis software est le JRE (Java Runtime Environment).</text:p>
      <text:p text:style-name="P2"/>
      <text:p text:style-name="P5">3. De combien de classe une classe peut elle hériter ?</text:p>
      <text:p text:style-name="P5"/>
      <text:p text:style-name="P3">Avec java une classe ne peut hériter que d'une seule classe mère (pas d'héritage multiple possible).</text:p>
      <text:p text:style-name="P3"/>
      <text:p text:style-name="P5">4. Quelle est la seule fonction présente par défaut dans une classe?</text:p>
      <text:p text:style-name="P5"/>
      <text:p text:style-name="P3">La seule fonction présente par défaut dans une classe est la fonction :<text:line-break/>public static void main(String[] args){}<text:line-break/>Elle est le point d'entré du programme.</text:p>
      <text:p text:style-name="P3"/>
      <text:p text:style-name="P5">5. Citez tous les niveaux de visibilité pour une variable ou méthode en java.</text:p>
      <text:p text:style-name="P3"/>
      <text:p text:style-name="P3">Les différents niveaux de visibilité pour une variable ou méthode en java sont :<text:line-break/>-Public ;<text:line-break/>-Private ;<text:line-break/>-Protected ;</text:p>
      <text:p text:style-name="P3"/>
      <text:p text:style-name="P5">6. Quelle est la caractéristique majeure d’une interface? (NB nous parlons ici de l’objet Interface, pas d’Interface Homme Machine).</text:p>
      <text:p text:style-name="P3"/>
      <text:p text:style-name="P3">La caractéristique majeure d'une interface est qu'elle n'implémente aucune méthode.</text:p>
      <text:p text:style-name="P3"/>
      <text:p text:style-name="P5">7. Qu’est ce que la signature d’une fonction ou méthode?</text:p>
      <text:p text:style-name="P3"/>
      <text:p text:style-name="P3">La signature d'une méthode comprend le nom de la classe, le nom de la méthode et les types des paramètres. Elle permet de différencier deux ou plus méthodes ayant le même nom.</text:p>
      <text:p text:style-name="P3"/>
      <text:p text:style-name="P6">8. Qu’est-ce qu’une surcharge pour une fonction, ou méthode?</text:p>
      <text:p text:style-name="P4"/>
      <text:p text:style-name="P4">La surcharge d'une méthode permet de définir plusieurs fois une même méthode avec des arguments différents.</text:p>
      <text:p text:style-name="P4"/>
      <text:p text:style-name="P6"><text:soft-page-break/>9. Quelle est la condition pour qu’une classe soit obligatoirement nommée</text:p>
      <text:p text:style-name="P6">AbstractClass?</text:p>
      <text:p text:style-name="P4"/>
      <text:p text:style-name="P4">Qu'elle contienne au moins une méthode abstraite.</text:p>
      <text:p text:style-name="P4"/>
      <text:p text:style-name="P6">10. Citez le ou les intrus du vocabulaire java, parmi la liste suivante:</text:p>
      <text:p text:style-name="P6">uses, final, implements, static, external, enum extends.</text:p>
      <text:p text:style-name="P4"/>
      <text:p text:style-name="P4">Uses, external, enum extends (enum et extends existent séparé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mic Sans MS" svg:font-family="'Comic Sans MS', 'Trebuchet MS', Verdana, 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xLinux </meta:initial-creator>
    <meta:creation-date>2016-11-25T12:35:14.712684597</meta:creation-date>
    <dc:date>2016-11-25T13:00:08.881597030</dc:date>
    <dc:creator>HaxLinux </dc:creator>
    <meta:editing-duration>PT9M3S</meta:editing-duration>
    <meta:editing-cycles>1</meta:editing-cycles>
    <meta:document-statistic meta:table-count="0" meta:image-count="0" meta:object-count="0" meta:page-count="2" meta:paragraph-count="22" meta:word-count="298" meta:character-count="1850" meta:non-whitespace-character-count="1574"/>
    <meta:generator>LibreOffice/4.3.3.2$Linux_X86_64 LibreOffice_project/430m0$Build-2</meta:generator>
  </office:meta>
</office:document-meta>
</file>